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adornments="Bold" style:font-family-generic="swiss" style:font-pitch="variable"/>
    <style:font-face style:name="Calibri1" svg:font-family="Calibri" style:font-adornments="Regular" style:font-family-generic="swiss" style:font-pitch="variable"/>
    <style:font-face style:name="Mangal" svg:font-family="Mangal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P1" style:family="paragraph">
      <style:paragraph-properties fo:text-align="end"/>
      <style:text-properties fo:color="#000000" style:text-line-through-style="none" style:font-name="Calibri" fo:font-size="12pt" fo:font-style="normal" style:text-underline-style="none" fo:font-weight="bold"/>
    </style:style>
    <style:style style:name="P2" style:family="paragraph">
      <style:paragraph-properties fo:text-align="start"/>
      <style:text-properties fo:color="#000000" style:text-line-through-style="none" style:font-name="Calibri" fo:font-size="12pt" fo:font-style="normal" style:text-underline-style="none" fo:font-weight="bold"/>
    </style:style>
    <style:style style:name="P3" style:family="paragraph">
      <style:paragraph-properties fo:text-align="start"/>
      <style:text-properties fo:color="#000000" style:text-line-through-style="none" style:font-name="Calibri1" fo:font-size="12pt" fo:font-style="normal" style:text-underline-style="none" fo:font-weight="normal"/>
    </style:style>
    <style:style style:name="gr1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fo:border="non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text form:name="reportTypeKey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deviceKey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eportTypeVal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deviceVal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groupKey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groupVal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eriodKey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eriodVal" form:control-implementation="ooo:com.sun.star.form.component.TextField" xml:id="control8" form:id="control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draw:control text:anchor-type="as-char" svg:y="-0.2827in" draw:z-index="0" draw:style-name="gr1" draw:text-style-name="P1" svg:width="1.4059in" svg:height="0.398in" draw:control="control1"/><draw:control text:anchor-type="as-char" draw:z-index="2" draw:style-name="gr2" draw:text-style-name="P2" svg:width="1.9689in" svg:height="0.3941in" draw:control="control3"/></text:p>
      <text:p text:style-name="Standard"><draw:control text:anchor-type="as-char" svg:y="0.3929in" draw:z-index="1" draw:style-name="gr1" draw:text-style-name="P1" svg:width="1.3776in" svg:height="0.398in" draw:control="control2"/><draw:control text:anchor-type="as-char" svg:y="0.3929in" draw:z-index="3" draw:style-name="gr1" draw:text-style-name="P3" svg:width="2.4898in" svg:height="0.3941in" draw:control="control4"/></text:p>
      <text:p text:style-name="Standard"/>
      <text:p text:style-name="Standard"><draw:control text:anchor-type="as-char" svg:y="-0.3972in" draw:z-index="4" draw:style-name="gr1" draw:text-style-name="P1" svg:width="1.3776in" svg:height="0.398in" draw:control="control5"/><draw:control text:anchor-type="as-char" svg:y="-0.3972in" draw:z-index="5" draw:style-name="gr1" draw:text-style-name="P2" svg:width="1.3776in" svg:height="0.398in" draw:control="control6"/></text:p>
      <text:p text:style-name="Standard"><draw:control text:anchor-type="as-char" svg:y="-0.3972in" draw:z-index="6" draw:style-name="gr1" draw:text-style-name="P1" svg:width="1.3776in" svg:height="0.398in" draw:control="control7"/><draw:control text:anchor-type="as-char" svg:y="-0.3972in" draw:z-index="7" draw:style-name="gr1" draw:text-style-name="P2" svg:width="4.6559in" svg:height="0.398in" draw:control="control8"/></text:p>
      <text:p text:style-name="Standard"><text:tab/><text:tab/><text:tab/><text:tab/><text:tab/><text:tab/><text:tab/>-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adornments="Bold" style:font-family-generic="swiss" style:font-pitch="variable"/>
    <style:font-face style:name="Calibri1" svg:font-family="Calibri" style:font-adornments="Regular" style:font-family-generic="swiss" style:font-pitch="variable"/>
    <style:font-face style:name="Mangal" svg:font-family="Mangal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宋体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微软雅黑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3-10T11:10:58.25</meta:creation-date>
    <dc:date>2017-03-15T12:22:44.73</dc:date>
    <meta:editing-duration>PT2H51M23S</meta:editing-duration>
    <meta:editing-cycles>8</meta:editing-cycles>
    <meta:generator>OpenOffice/4.1.3$Win32 OpenOffice.org_project/413m1$Build-9783</meta:generator>
    <meta:document-statistic meta:table-count="0" meta:image-count="0" meta:object-count="0" meta:page-count="1" meta:paragraph-count="5" meta:word-count="1" meta:character-count="16"/>
  </office:meta>
</office:document-meta>
</file>